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 style:list-style-name="L1">
      <style:text-properties officeooo:rsid="001161d6" officeooo:paragraph-rsid="001161d6"/>
    </style:style>
    <style:style style:name="P4" style:family="paragraph" style:parent-style-name="Text_20_body" style:list-style-name="L2">
      <style:text-properties officeooo:rsid="001161d6" officeooo:paragraph-rsid="001161d6"/>
    </style:style>
    <style:style style:name="P5" style:family="paragraph" style:parent-style-name="Text_20_body" style:list-style-name="L5">
      <style:text-properties officeooo:rsid="001161d6" officeooo:paragraph-rsid="001161d6"/>
    </style:style>
    <style:style style:name="P6" style:family="paragraph" style:parent-style-name="Text_20_body" style:list-style-name="L6">
      <style:text-properties officeooo:rsid="001161d6" officeooo:paragraph-rsid="001161d6"/>
    </style:style>
    <style:style style:name="P7" style:family="paragraph" style:parent-style-name="Text_20_body" style:list-style-name="L7">
      <style:text-properties officeooo:rsid="001161d6" officeooo:paragraph-rsid="001161d6"/>
    </style:style>
    <style:style style:name="P8" style:family="paragraph" style:parent-style-name="Text_20_body" style:list-style-name="L8">
      <style:text-properties officeooo:rsid="001161d6" officeooo:paragraph-rsid="001161d6"/>
    </style:style>
    <style:style style:name="P9" style:family="paragraph" style:parent-style-name="Text_20_body" style:list-style-name="L2">
      <style:text-properties officeooo:rsid="00133e51" officeooo:paragraph-rsid="00133e51"/>
    </style:style>
    <style:style style:name="P10" style:family="paragraph" style:parent-style-name="Text_20_body" style:list-style-name="L3">
      <style:text-properties officeooo:rsid="00133e51" officeooo:paragraph-rsid="00133e51"/>
    </style:style>
    <style:style style:name="P11" style:family="paragraph" style:parent-style-name="Text_20_body" style:list-style-name="L4">
      <style:text-properties officeooo:rsid="00133e51" officeooo:paragraph-rsid="00133e51"/>
    </style:style>
    <style:style style:name="P12" style:family="paragraph" style:parent-style-name="Text_20_body" style:list-style-name="L9">
      <style:text-properties officeooo:rsid="00133e51" officeooo:paragraph-rsid="00133e51"/>
    </style:style>
    <style:style style:name="P13" style:family="paragraph" style:parent-style-name="Text_20_body" style:list-style-name="L10">
      <style:text-properties officeooo:rsid="00133e51" officeooo:paragraph-rsid="00133e51"/>
    </style:style>
    <style:style style:name="P14" style:family="paragraph" style:parent-style-name="Text_20_body">
      <style:text-properties officeooo:rsid="001418d6" officeooo:paragraph-rsid="001418d6"/>
    </style:style>
    <style:style style:name="P15" style:family="paragraph" style:parent-style-name="Text_20_body" style:list-style-name="L11">
      <style:text-properties officeooo:rsid="001418d6" officeooo:paragraph-rsid="001418d6"/>
    </style:style>
    <style:style style:name="P16" style:family="paragraph" style:parent-style-name="Text_20_body" style:list-style-name="L12">
      <style:text-properties officeooo:rsid="001418d6" officeooo:paragraph-rsid="001418d6"/>
    </style:style>
    <style:style style:name="P17" style:family="paragraph" style:parent-style-name="Text_20_body">
      <style:text-properties officeooo:rsid="00148dd4" officeooo:paragraph-rsid="00148dd4"/>
    </style:style>
    <style:style style:name="P18" style:family="paragraph" style:parent-style-name="Text_20_body" style:list-style-name="L13">
      <style:text-properties officeooo:rsid="00148dd4" officeooo:paragraph-rsid="00148dd4"/>
    </style:style>
    <style:style style:name="P19" style:family="paragraph" style:parent-style-name="Text_20_body" style:list-style-name="L14">
      <style:text-properties officeooo:rsid="00148dd4" officeooo:paragraph-rsid="00148dd4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nealogy Maker – Manual</text:p>
      <text:h text:style-name="Heading_20_1" text:outline-level="1">Overview</text:h>
      <text:p text:style-name="P1">Genealogy Maker is a program for creating genealogies.</text:p>
      <text:h text:style-name="Heading_20_1" text:outline-level="1">Adding a Person</text:h>
      <text:p text:style-name="P1">To add a person to the genealogy:</text:p>
      <text:list xml:id="list1049017715" text:style-name="L1">
        <text:list-item>
          <text:p text:style-name="P3">Click on “Add Item” on the left toolbox.</text:p>
        </text:list-item>
        <text:list-item>
          <text:p text:style-name="P3">Click on the “Person” button.</text:p>
        </text:list-item>
        <text:list-item>
          <text:p text:style-name="P3">Click on the diagram. The person will be added to the diagram where you clicked.</text:p>
        </text:list-item>
        <text:list-item>
          <text:p text:style-name="P3">Type the person’s name.</text:p>
        </text:list-item>
        <text:list-item>
          <text:p text:style-name="P3">Press Enter. The person’s name will be set.</text:p>
        </text:list-item>
      </text:list>
      <text:h text:style-name="Heading_20_1" text:outline-level="1">Renaming a Person</text:h>
      <text:p text:style-name="P17">To change a person’s name:</text:p>
      <text:list xml:id="list3305609644" text:style-name="L13">
        <text:list-item>
          <text:p text:style-name="P18">Double-click on the person in the diagram.</text:p>
        </text:list-item>
        <text:list-item>
          <text:p text:style-name="P18">Enter the new name.</text:p>
        </text:list-item>
        <text:list-item>
          <text:p text:style-name="P18">Press &lt;Enter&gt;.</text:p>
        </text:list-item>
      </text:list>
      <text:h text:style-name="Heading_20_1" text:outline-level="1">Editing a Person’<text:span text:style-name="T2">s Details</text:span></text:h>
      <text:p text:style-name="P17">To edit the details of a person:</text:p>
      <text:list xml:id="list3125752454" text:style-name="L14">
        <text:list-item>
          <text:p text:style-name="P19">Right-click on the person in the diagram.</text:p>
        </text:list-item>
        <text:list-item>
          <text:p text:style-name="P19">Select “Details...”. This should show the details window.</text:p>
        </text:list-item>
        <text:list-item>
          <text:p text:style-name="P19">Here you can enter the biography, date and place of birth, and date and place of death of the person.</text:p>
        </text:list-item>
        <text:list-item>
          <text:p text:style-name="P19">You can also attach photos of the person. To do this, click the “Add...” button and choose the photo to add.</text:p>
        </text:list-item>
        <text:list-item>
          <text:p text:style-name="P19">To remove a photo, select the photo in the list and click “Remove”.</text:p>
        </text:list-item>
        <text:list-item>
          <text:p text:style-name="P19">To view a photo, double-click on it in the list.</text:p>
        </text:list-item>
        <text:list-item>
          <text:p text:style-name="P19">Click “Save”.</text:p>
        </text:list-item>
      </text:list>
      <text:h text:style-name="Heading_20_1" text:outline-level="1">Removing a Person</text:h>
      <text:p text:style-name="P1">To remove a person:</text:p>
      <text:list xml:id="list2978891153" text:style-name="L2">
        <text:list-item>
          <text:p text:style-name="P4"><text:soft-page-break/><text:span text:style-name="T1">Right-click </text:span>on the person in the diagram.</text:p>
        </text:list-item>
        <text:list-item>
          <text:p text:style-name="P9">Select “Delete”.</text:p>
        </text:list-item>
      </text:list>
      <text:p text:style-name="P2">Or:</text:p>
      <text:list xml:id="list3101197094" text:style-name="L3">
        <text:list-item>
          <text:p text:style-name="P10">Click on the person in the diagram.</text:p>
        </text:list-item>
        <text:list-item>
          <text:p text:style-name="P10">From the menu bar, select “Item → Delete”.</text:p>
        </text:list-item>
      </text:list>
      <text:p text:style-name="P2">Or:</text:p>
      <text:list xml:id="list2759162292" text:style-name="L4">
        <text:list-item>
          <text:p text:style-name="P11">Click on the person in the diagram.</text:p>
        </text:list-item>
        <text:list-item>
          <text:p text:style-name="P11">Press the &lt;Delete&gt; key.</text:p>
        </text:list-item>
      </text:list>
      <text:h text:style-name="Heading_20_1" text:outline-level="1">Adding a Relationship</text:h>
      <text:p text:style-name="P1">A relationship goes from parent to child. To add a relationship:</text:p>
      <text:list xml:id="list1052572029" text:style-name="L5">
        <text:list-item>
          <text:p text:style-name="P5">Click on “Add Item” on the left toolbox.</text:p>
        </text:list-item>
        <text:list-item>
          <text:p text:style-name="P5">Click the “Relationship” button.</text:p>
        </text:list-item>
        <text:list-item>
          <text:p text:style-name="P5">Click on the parent in the diagram, then drag the mouse to the child. This will add an arrow from the parent to the child.</text:p>
        </text:list-item>
      </text:list>
      <text:p text:style-name="P17">To go back to “pointer” mode, click the “pointer” button on the toolbar, or press “&lt;Space&gt;”.</text:p>
      <text:h text:style-name="Heading_20_1" text:outline-level="1">Removing a Relationship</text:h>
      <text:p text:style-name="P14">To remove a relationship:</text:p>
      <text:list xml:id="list671840122" text:style-name="L11">
        <text:list-item>
          <text:p text:style-name="P15">Click on the relationship.</text:p>
        </text:list-item>
        <text:list-item>
          <text:p text:style-name="P15">Click the “Delete” button, or press the &lt;Delete&gt; key, or from the menu bar select “Item → Delete”.</text:p>
        </text:list-item>
      </text:list>
      <text:h text:style-name="Heading_20_1" text:outline-level="1">Adding a Marriage</text:h>
      <text:p text:style-name="P1">To show that two people are married, do the following:</text:p>
      <text:list xml:id="list2620820170" text:style-name="L6">
        <text:list-item>
          <text:p text:style-name="P6">Click and drag one spouse onto the other spouse. The other spouse should be highlighted.</text:p>
        </text:list-item>
        <text:list-item>
          <text:p text:style-name="P6">Release the mouse button. This should show a dialog to ask whether to marry the two people or not.</text:p>
        </text:list-item>
        <text:list-item>
          <text:p text:style-name="P6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1" text:outline-level="1">Removing a Marriage</text:h>
      <text:p text:style-name="P1">To remove a marriage between two people:</text:p>
      <text:list xml:id="list2024795177" text:style-name="L7">
        <text:list-item>
          <text:p text:style-name="P7"><text:soft-page-break/>Right-click on the circle (“wedding ring”) between the two spouses.</text:p>
        </text:list-item>
        <text:list-item>
          <text:p text:style-name="P7">Select “Break Marriage”. The circle should be removed.</text:p>
        </text:list-item>
      </text:list>
      <text:h text:style-name="Heading_20_1" text:outline-level="1">Editing a Marriage</text:h>
      <text:p text:style-name="P1">To edit the details of a marriage:</text:p>
      <text:list xml:id="list1542505839" text:style-name="L8">
        <text:list-item>
          <text:p text:style-name="P8">Right-click on the circle (“wedding ring”).</text:p>
        </text:list-item>
        <text:list-item>
          <text:p text:style-name="P8">Select “Details...”. This should show the “Marriage Details” form.</text:p>
        </text:list-item>
        <text:list-item>
          <text:p text:style-name="P8">Enter the date and place of the marriage in the form.</text:p>
        </text:list-item>
        <text:list-item>
          <text:p text:style-name="P8">Click “Save”.</text:p>
        </text:list-item>
      </text:list>
      <text:h text:style-name="Heading_20_1" text:outline-level="1">Undo an Action</text:h>
      <text:p text:style-name="P2">You can undo most things, such as adding a person, deleting items or moving items. To undo a step:</text:p>
      <text:list xml:id="list563127089" text:style-name="L9">
        <text:list-item>
          <text:p text:style-name="P12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2800611335" text:style-name="L10">
        <text:list-item>
          <text:p text:style-name="P13">Select “Edit → Redo”.The menu item will show a description of the last step, such as “Redo add person”.</text:p>
        </text:list-item>
      </text:list>
      <text:h text:style-name="Heading_20_1" text:outline-level="1">Changing the Canvas Size</text:h>
      <text:p text:style-name="P14">You can change the canvas size (the limits of the diagram) as per below:</text:p>
      <text:list xml:id="list2066535646" text:style-name="L12">
        <text:list-item>
          <text:p text:style-name="P16">From the menu bar, select “Diagram → Change Size...”</text:p>
        </text:list-item>
        <text:list-item>
          <text:p text:style-name="P16">Enter the new width and height.</text:p>
        </text:list-item>
        <text:list-item>
          <text:p text:style-name="P16">Click “OK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08T08:05:30.527328389</dc:date>
    <meta:editing-duration>PT14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606" meta:character-count="3226" meta:non-whitespace-character-count="2729"/>
  </office:meta>
</office:document-meta>
</file>